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E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office:value-type="string">
            <text:p>Mcut</text:p>
          </table:table-cell>
          <table:table-cell office:value-type="float" office:value="1.57">
            <text:p>1.57</text:p>
          </table:table-cell>
          <table:table-cell office:value-type="float" office:value="1.48">
            <text:p>1.48</text:p>
          </table:table-cell>
          <table:table-cell office:value-type="float" office:value="1.65">
            <text:p>1.65</text:p>
          </table:table-cell>
          <table:table-cell office:value-type="float" office:value="1.66">
            <text:p>1.66</text:p>
          </table:table-cell>
          <table:table-cell office:value-type="float" office:value="1.92">
            <text:p>1.92</text:p>
          </table:table-cell>
          <table:table-cell office:value-type="float" office:value="2.07">
            <text:p>2.07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1" office:value-type="float" office:value="6.59">
            <text:p>6.59E+00</text:p>
          </table:table-cell>
          <table:table-cell table:style-name="ce1" office:value-type="float" office:value="7.58">
            <text:p>7.58E+00</text:p>
          </table:table-cell>
          <table:table-cell table:style-name="ce1" office:value-type="float" office:value="8.43">
            <text:p>8.43E+00</text:p>
          </table:table-cell>
          <table:table-cell table:style-name="ce1" office:value-type="float" office:value="8.77">
            <text:p>8.77E+00</text:p>
          </table:table-cell>
          <table:table-cell table:style-name="ce1" office:value-type="float" office:value="10.6">
            <text:p>1.06E+01</text:p>
          </table:table-cell>
          <table:table-cell table:style-name="ce1" office:value-type="float" office:value="11.7">
            <text:p>1.17E+01</text:p>
          </table:table-cell>
          <table:table-cell table:style-name="ce1" office:value-type="float" office:value="14">
            <text:p>1.40E+0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1.49E−16</text:p>
          </table:table-cell>
          <table:table-cell office:value-type="string">
            <text:p>1.69E−16</text:p>
          </table:table-cell>
          <table:table-cell office:value-type="string">
            <text:p>1.28E−16</text:p>
          </table:table-cell>
          <table:table-cell office:value-type="string">
            <text:p>8.66E−17</text:p>
          </table:table-cell>
          <table:table-cell office:value-type="string">
            <text:p>2.02E−16</text:p>
          </table:table-cell>
          <table:table-cell office:value-type="string">
            <text:p>1.34E−16</text:p>
          </table:table-cell>
          <table:table-cell office:value-type="string">
            <text:p>3.46E−16</text:p>
          </table:table-cell>
        </table:table-row>
        <table:table-row table:style-name="ro1">
          <table:table-cell office:value-type="string">
            <text:p>3He</text:p>
          </table:table-cell>
          <table:table-cell office:value-type="string">
            <text:p>4.12E−05</text:p>
          </table:table-cell>
          <table:table-cell office:value-type="string">
            <text:p>4.09E−05</text:p>
          </table:table-cell>
          <table:table-cell office:value-type="string">
            <text:p>3.33E−05</text:p>
          </table:table-cell>
          <table:table-cell office:value-type="string">
            <text:p>4.76E−05</text:p>
          </table:table-cell>
          <table:table-cell office:value-type="string">
            <text:p>2.11E−04</text:p>
          </table:table-cell>
          <table:table-cell office:value-type="string">
            <text:p>2.06E−04</text:p>
          </table:table-cell>
          <table:table-cell office:value-type="string">
            <text:p>2.56E−05</text:p>
          </table:table-cell>
        </table:table-row>
        <table:table-row table:style-name="ro1">
          <table:table-cell office:value-type="string">
            <text:p>4He</text:p>
          </table:table-cell>
          <table:table-cell table:style-name="ce1" office:value-type="float" office:value="4.01">
            <text:p>4.01E+00</text:p>
          </table:table-cell>
          <table:table-cell table:style-name="ce1" office:value-type="float" office:value="4.4">
            <text:p>4.40E+00</text:p>
          </table:table-cell>
          <table:table-cell table:style-name="ce1" office:value-type="float" office:value="5.42">
            <text:p>5.42E+00</text:p>
          </table:table-cell>
          <table:table-cell table:style-name="ce1" office:value-type="float" office:value="5.94">
            <text:p>5.94E+00</text:p>
          </table:table-cell>
          <table:table-cell table:style-name="ce1" office:value-type="float" office:value="8.03">
            <text:p>8.03E+00</text:p>
          </table:table-cell>
          <table:table-cell table:style-name="ce1" office:value-type="float" office:value="9.52">
            <text:p>9.52E+00</text:p>
          </table:table-cell>
          <table:table-cell table:style-name="ce1" office:value-type="float" office:value="11.9">
            <text:p>1.19E+01</text:p>
          </table:table-cell>
        </table:table-row>
        <table:table-row table:style-name="ro1">
          <table:table-cell office:value-type="string">
            <text:p>6Li</text:p>
          </table:table-cell>
          <table:table-cell office:value-type="string">
            <text:p>3.65E−23</text:p>
          </table:table-cell>
          <table:table-cell office:value-type="string">
            <text:p>1.11E−22</text:p>
          </table:table-cell>
          <table:table-cell office:value-type="string">
            <text:p>4.37E−23</text:p>
          </table:table-cell>
          <table:table-cell office:value-type="string">
            <text:p>3.65E−21</text:p>
          </table:table-cell>
          <table:table-cell office:value-type="string">
            <text:p>2.69E−21</text:p>
          </table:table-cell>
          <table:table-cell office:value-type="string">
            <text:p>1.13E−22</text:p>
          </table:table-cell>
          <table:table-cell office:value-type="string">
            <text:p>7.54E−22</text:p>
          </table:table-cell>
        </table:table-row>
        <table:table-row table:style-name="ro1">
          <table:table-cell office:value-type="string">
            <text:p>7Li</text:p>
          </table:table-cell>
          <table:table-cell office:value-type="string">
            <text:p>2.17E−10</text:p>
          </table:table-cell>
          <table:table-cell office:value-type="string">
            <text:p>2.94E−10</text:p>
          </table:table-cell>
          <table:table-cell office:value-type="string">
            <text:p>7.34E−11</text:p>
          </table:table-cell>
          <table:table-cell office:value-type="string">
            <text:p>2.79E−10</text:p>
          </table:table-cell>
          <table:table-cell office:value-type="string">
            <text:p>5.68E−09</text:p>
          </table:table-cell>
          <table:table-cell office:value-type="string">
            <text:p>2.36E−08</text:p>
          </table:table-cell>
          <table:table-cell office:value-type="string">
            <text:p>3.76E−11</text:p>
          </table:table-cell>
        </table:table-row>
        <table:table-row table:style-name="ro1">
          <table:table-cell office:value-type="string">
            <text:p>9Be</text:p>
          </table:table-cell>
          <table:table-cell office:value-type="string">
            <text:p>1.77E−20</text:p>
          </table:table-cell>
          <table:table-cell office:value-type="string">
            <text:p>3.22E−22</text:p>
          </table:table-cell>
          <table:table-cell office:value-type="string">
            <text:p>1.05E−22</text:p>
          </table:table-cell>
          <table:table-cell office:value-type="string">
            <text:p>4.49E−23</text:p>
          </table:table-cell>
          <table:table-cell office:value-type="string">
            <text:p>1.24E−17</text:p>
          </table:table-cell>
          <table:table-cell office:value-type="string">
            <text:p>1.26E−20</text:p>
          </table:table-cell>
          <table:table-cell office:value-type="string">
            <text:p>5.33E−20</text:p>
          </table:table-cell>
        </table:table-row>
        <table:table-row table:style-name="ro1">
          <table:table-cell office:value-type="string">
            <text:p>10B</text:p>
          </table:table-cell>
          <table:table-cell office:value-type="string">
            <text:p>2.92E−21</text:p>
          </table:table-cell>
          <table:table-cell office:value-type="string">
            <text:p>8.30E−20</text:p>
          </table:table-cell>
          <table:table-cell office:value-type="string">
            <text:p>3.92E−21</text:p>
          </table:table-cell>
          <table:table-cell office:value-type="string">
            <text:p>1.57E−19</text:p>
          </table:table-cell>
          <table:table-cell office:value-type="string">
            <text:p>2.87E−18</text:p>
          </table:table-cell>
          <table:table-cell office:value-type="string">
            <text:p>5.18E−20</text:p>
          </table:table-cell>
          <table:table-cell office:value-type="string">
            <text:p>2.37E−17</text:p>
          </table:table-cell>
        </table:table-row>
        <table:table-row table:style-name="ro1">
          <table:table-cell office:value-type="string">
            <text:p>11B</text:p>
          </table:table-cell>
          <table:table-cell office:value-type="string">
            <text:p>2.94E−16</text:p>
          </table:table-cell>
          <table:table-cell office:value-type="string">
            <text:p>3.30E−16</text:p>
          </table:table-cell>
          <table:table-cell office:value-type="string">
            <text:p>7.14E−16</text:p>
          </table:table-cell>
          <table:table-cell office:value-type="string">
            <text:p>6.54E−17</text:p>
          </table:table-cell>
          <table:table-cell office:value-type="string">
            <text:p>9.46E−16</text:p>
          </table:table-cell>
          <table:table-cell office:value-type="string">
            <text:p>3.27E−15</text:p>
          </table:table-cell>
          <table:table-cell office:value-type="string">
            <text:p>3.07E−14</text:p>
          </table:table-cell>
        </table:table-row>
        <table:table-row table:style-name="ro1">
          <table:table-cell office:value-type="string">
            <text:p>12C</text:p>
          </table:table-cell>
          <table:table-cell office:value-type="string">
            <text:p>7.41E−02</text:p>
          </table:table-cell>
          <table:table-cell office:value-type="string">
            <text:p>1.72E−01</text:p>
          </table:table-cell>
          <table:table-cell office:value-type="string">
            <text:p>2.18E−01</text:p>
          </table:table-cell>
          <table:table-cell office:value-type="string">
            <text:p>2.11E−01</text:p>
          </table:table-cell>
          <table:table-cell office:value-type="string">
            <text:p>2.94E−01</text:p>
          </table:table-cell>
          <table:table-cell office:value-type="string">
            <text:p>3.37E−01</text:p>
          </table:table-cell>
          <table:table-cell office:value-type="string">
            <text:p>4.29E−01</text:p>
          </table:table-cell>
        </table:table-row>
        <table:table-row table:style-name="ro1">
          <table:table-cell office:value-type="string">
            <text:p>13C</text:p>
          </table:table-cell>
          <table:table-cell office:value-type="string">
            <text:p>8.39E−08</text:p>
          </table:table-cell>
          <table:table-cell office:value-type="string">
            <text:p>6.21E−08</text:p>
          </table:table-cell>
          <table:table-cell office:value-type="string">
            <text:p>2.63E−09</text:p>
          </table:table-cell>
          <table:table-cell office:value-type="string">
            <text:p>1.14E−08</text:p>
          </table:table-cell>
          <table:table-cell office:value-type="string">
            <text:p>1.47E−08</text:p>
          </table:table-cell>
          <table:table-cell office:value-type="string">
            <text:p>1.02E−08</text:p>
          </table:table-cell>
          <table:table-cell office:value-type="string">
            <text:p>3.21E−09</text:p>
          </table:table-cell>
        </table:table-row>
        <table:table-row table:style-name="ro1">
          <table:table-cell office:value-type="string">
            <text:p>14N</text:p>
          </table:table-cell>
          <table:table-cell office:value-type="string">
            <text:p>1.83E−03</text:p>
          </table:table-cell>
          <table:table-cell office:value-type="string">
            <text:p>1.86E−03</text:p>
          </table:table-cell>
          <table:table-cell office:value-type="string">
            <text:p>1.89E−04</text:p>
          </table:table-cell>
          <table:table-cell office:value-type="string">
            <text:p>5.42E−05</text:p>
          </table:table-cell>
          <table:table-cell office:value-type="string">
            <text:p>5.91E−04</text:p>
          </table:table-cell>
          <table:table-cell office:value-type="string">
            <text:p>1.64E−06</text:p>
          </table:table-cell>
          <table:table-cell office:value-type="string">
            <text:p>5.89E−07</text:p>
          </table:table-cell>
        </table:table-row>
        <table:table-row table:style-name="ro1">
          <table:table-cell office:value-type="string">
            <text:p>15N</text:p>
          </table:table-cell>
          <table:table-cell office:value-type="string">
            <text:p>6.38E−08</text:p>
          </table:table-cell>
          <table:table-cell office:value-type="string">
            <text:p>6.86E−08</text:p>
          </table:table-cell>
          <table:table-cell office:value-type="string">
            <text:p>2.40E−08</text:p>
          </table:table-cell>
          <table:table-cell office:value-type="string">
            <text:p>1.13E−08</text:p>
          </table:table-cell>
          <table:table-cell office:value-type="string">
            <text:p>1.17E−07</text:p>
          </table:table-cell>
          <table:table-cell office:value-type="string">
            <text:p>1.67E−08</text:p>
          </table:table-cell>
          <table:table-cell office:value-type="string">
            <text:p>6.29E−07</text:p>
          </table:table-cell>
        </table:table-row>
        <table:table-row table:style-name="ro1">
          <table:table-cell office:value-type="string">
            <text:p>16O</text:p>
          </table:table-cell>
          <table:table-cell office:value-type="string">
            <text:p>4.50E−01</text:p>
          </table:table-cell>
          <table:table-cell office:value-type="string">
            <text:p>7.73E−01</text:p>
          </table:table-cell>
          <table:table-cell table:style-name="ce1" office:value-type="float" office:value="1.38">
            <text:p>1.38E+00</text:p>
          </table:table-cell>
          <table:table-cell table:style-name="ce1" office:value-type="float" office:value="2.11">
            <text:p>2.11E+00</text:p>
          </table:table-cell>
          <table:table-cell table:style-name="ce1" office:value-type="float" office:value="2.79">
            <text:p>2.79E+00</text:p>
          </table:table-cell>
          <table:table-cell table:style-name="ce1" office:value-type="float" office:value="4.81">
            <text:p>4.81E+00</text:p>
          </table:table-cell>
          <table:table-cell table:style-name="ce1" office:value-type="float" office:value="8.38">
            <text:p>8.38E+00</text:p>
          </table:table-cell>
        </table:table-row>
        <table:table-row table:style-name="ro1">
          <table:table-cell office:value-type="string">
            <text:p>17O</text:p>
          </table:table-cell>
          <table:table-cell office:value-type="string">
            <text:p>1.69E−06</text:p>
          </table:table-cell>
          <table:table-cell office:value-type="string">
            <text:p>1.57E−06</text:p>
          </table:table-cell>
          <table:table-cell office:value-type="string">
            <text:p>2.79E−07</text:p>
          </table:table-cell>
          <table:table-cell office:value-type="string">
            <text:p>6.83E−08</text:p>
          </table:table-cell>
          <table:table-cell office:value-type="string">
            <text:p>1.49E−06</text:p>
          </table:table-cell>
          <table:table-cell office:value-type="string">
            <text:p>1.88E−08</text:p>
          </table:table-cell>
          <table:table-cell office:value-type="string">
            <text:p>1.42E−09</text:p>
          </table:table-cell>
        </table:table-row>
        <table:table-row table:style-name="ro1">
          <table:table-cell office:value-type="string">
            <text:p>18O</text:p>
          </table:table-cell>
          <table:table-cell office:value-type="string">
            <text:p>5.79E−08</text:p>
          </table:table-cell>
          <table:table-cell office:value-type="string">
            <text:p>4.89E−06</text:p>
          </table:table-cell>
          <table:table-cell office:value-type="string">
            <text:p>4.63E−06</text:p>
          </table:table-cell>
          <table:table-cell office:value-type="string">
            <text:p>2.52E−08</text:p>
          </table:table-cell>
          <table:table-cell office:value-type="string">
            <text:p>6.75E−07</text:p>
          </table:table-cell>
          <table:table-cell office:value-type="string">
            <text:p>2.06E−09</text:p>
          </table:table-cell>
          <table:table-cell office:value-type="string">
            <text:p>2.13E−07</text:p>
          </table:table-cell>
        </table:table-row>
        <table:table-row table:style-name="ro1">
          <table:table-cell office:value-type="string">
            <text:p>19F</text:p>
          </table:table-cell>
          <table:table-cell office:value-type="string">
            <text:p>1.17E−10</text:p>
          </table:table-cell>
          <table:table-cell office:value-type="string">
            <text:p>1.97E−09</text:p>
          </table:table-cell>
          <table:table-cell office:value-type="string">
            <text:p>7.91E−09</text:p>
          </table:table-cell>
          <table:table-cell office:value-type="string">
            <text:p>1.62E−09</text:p>
          </table:table-cell>
          <table:table-cell office:value-type="string">
            <text:p>1.71E−09</text:p>
          </table:table-cell>
          <table:table-cell office:value-type="string">
            <text:p>8.94E−10</text:p>
          </table:table-cell>
          <table:table-cell office:value-type="string">
            <text:p>2.38E−10</text:p>
          </table:table-cell>
        </table:table-row>
        <table:table-row table:style-name="ro1">
          <table:table-cell office:value-type="string">
            <text:p>20Ne</text:p>
          </table:table-cell>
          <table:table-cell office:value-type="string">
            <text:p>1.53E−02</text:p>
          </table:table-cell>
          <table:table-cell office:value-type="string">
            <text:p>3.27E−01</text:p>
          </table:table-cell>
          <table:table-cell office:value-type="string">
            <text:p>4.94E−01</text:p>
          </table:table-cell>
          <table:table-cell office:value-type="string">
            <text:p>9.12E−01</text:p>
          </table:table-cell>
          <table:table-cell office:value-type="string">
            <text:p>5.33E−01</text:p>
          </table:table-cell>
          <table:table-cell office:value-type="string">
            <text:p>8.51E−01</text:p>
          </table:table-cell>
          <table:table-cell office:value-type="string">
            <text:p>3.07E−01</text:p>
          </table:table-cell>
        </table:table-row>
        <table:table-row table:style-name="ro1">
          <table:table-cell office:value-type="string">
            <text:p>21Ne</text:p>
          </table:table-cell>
          <table:table-cell office:value-type="string">
            <text:p>5.42E−07</text:p>
          </table:table-cell>
          <table:table-cell office:value-type="string">
            <text:p>3.76E−05</text:p>
          </table:table-cell>
          <table:table-cell office:value-type="string">
            <text:p>9.12E−05</text:p>
          </table:table-cell>
          <table:table-cell office:value-type="string">
            <text:p>4.30E−05</text:p>
          </table:table-cell>
          <table:table-cell office:value-type="string">
            <text:p>1.33E−05</text:p>
          </table:table-cell>
          <table:table-cell office:value-type="string">
            <text:p>5.51E−05</text:p>
          </table:table-cell>
          <table:table-cell office:value-type="string">
            <text:p>1.08E−05</text:p>
          </table:table-cell>
        </table:table-row>
        <table:table-row table:style-name="ro1">
          <table:table-cell office:value-type="string">
            <text:p>22Ne</text:p>
          </table:table-cell>
          <table:table-cell office:value-type="string">
            <text:p>1.98E−07</text:p>
          </table:table-cell>
          <table:table-cell office:value-type="string">
            <text:p>1.61E−05</text:p>
          </table:table-cell>
          <table:table-cell office:value-type="string">
            <text:p>2.57E−05</text:p>
          </table:table-cell>
          <table:table-cell office:value-type="string">
            <text:p>6.92E−05</text:p>
          </table:table-cell>
          <table:table-cell office:value-type="string">
            <text:p>2.02E−05</text:p>
          </table:table-cell>
          <table:table-cell office:value-type="string">
            <text:p>8.57E−05</text:p>
          </table:table-cell>
          <table:table-cell office:value-type="string">
            <text:p>6.75E−06</text:p>
          </table:table-cell>
        </table:table-row>
        <table:table-row table:style-name="ro1">
          <table:table-cell office:value-type="string">
            <text:p>23Na</text:p>
          </table:table-cell>
          <table:table-cell office:value-type="string">
            <text:p>1.44E−04</text:p>
          </table:table-cell>
          <table:table-cell office:value-type="string">
            <text:p>2.45E−03</text:p>
          </table:table-cell>
          <table:table-cell office:value-type="string">
            <text:p>2.08E−03</text:p>
          </table:table-cell>
          <table:table-cell office:value-type="string">
            <text:p>2.90E−03</text:p>
          </table:table-cell>
          <table:table-cell office:value-type="string">
            <text:p>1.03E−03</text:p>
          </table:table-cell>
          <table:table-cell office:value-type="string">
            <text:p>1.42E−03</text:p>
          </table:table-cell>
          <table:table-cell office:value-type="string">
            <text:p>1.84E−04</text:p>
          </table:table-cell>
        </table:table-row>
        <table:table-row table:style-name="ro1">
          <table:table-cell office:value-type="string">
            <text:p>24Mg</text:p>
          </table:table-cell>
          <table:table-cell office:value-type="string">
            <text:p>8.62E−02</text:p>
          </table:table-cell>
          <table:table-cell office:value-type="string">
            <text:p>6.82E−02</text:p>
          </table:table-cell>
          <table:table-cell office:value-type="string">
            <text:p>1.57E−01</text:p>
          </table:table-cell>
          <table:table-cell office:value-type="string">
            <text:p>1.50E−01</text:p>
          </table:table-cell>
          <table:table-cell office:value-type="string">
            <text:p>1.20E−01</text:p>
          </table:table-cell>
          <table:table-cell office:value-type="string">
            <text:p>2.26E−01</text:p>
          </table:table-cell>
          <table:table-cell office:value-type="string">
            <text:p>4.78E−01</text:p>
          </table:table-cell>
        </table:table-row>
        <table:table-row table:style-name="ro1">
          <table:table-cell office:value-type="string">
            <text:p>25Mg</text:p>
          </table:table-cell>
          <table:table-cell office:value-type="string">
            <text:p>1.56E−04</text:p>
          </table:table-cell>
          <table:table-cell office:value-type="string">
            <text:p>2.98E−04</text:p>
          </table:table-cell>
          <table:table-cell office:value-type="string">
            <text:p>5.83E−04</text:p>
          </table:table-cell>
          <table:table-cell office:value-type="string">
            <text:p>1.16E−04</text:p>
          </table:table-cell>
          <table:table-cell office:value-type="string">
            <text:p>3.97E−05</text:p>
          </table:table-cell>
          <table:table-cell office:value-type="string">
            <text:p>2.44E−04</text:p>
          </table:table-cell>
          <table:table-cell office:value-type="string">
            <text:p>4.28E−04</text:p>
          </table:table-cell>
        </table:table-row>
        <table:table-row table:style-name="ro1">
          <table:table-cell office:value-type="string">
            <text:p>26Mg</text:p>
          </table:table-cell>
          <table:table-cell office:value-type="string">
            <text:p>7.07E−05</text:p>
          </table:table-cell>
          <table:table-cell office:value-type="string">
            <text:p>3.98E−04</text:p>
          </table:table-cell>
          <table:table-cell office:value-type="string">
            <text:p>8.73E−04</text:p>
          </table:table-cell>
          <table:table-cell office:value-type="string">
            <text:p>2.38E−04</text:p>
          </table:table-cell>
          <table:table-cell office:value-type="string">
            <text:p>5.01E−05</text:p>
          </table:table-cell>
          <table:table-cell office:value-type="string">
            <text:p>1.29E−04</text:p>
          </table:table-cell>
          <table:table-cell office:value-type="string">
            <text:p>1.25E−04</text:p>
          </table:table-cell>
        </table:table-row>
        <table:table-row table:style-name="ro1">
          <table:table-cell office:value-type="string">
            <text:p>26Al</text:p>
          </table:table-cell>
          <table:table-cell office:value-type="string">
            <text:p>9.91E−07</text:p>
          </table:table-cell>
          <table:table-cell office:value-type="string">
            <text:p>1.11E−06</text:p>
          </table:table-cell>
          <table:table-cell office:value-type="string">
            <text:p>3.33E−06</text:p>
          </table:table-cell>
          <table:table-cell office:value-type="string">
            <text:p>4.98E−07</text:p>
          </table:table-cell>
          <table:table-cell office:value-type="string">
            <text:p>7.50E−07</text:p>
          </table:table-cell>
          <table:table-cell office:value-type="string">
            <text:p>2.92E−06</text:p>
          </table:table-cell>
          <table:table-cell office:value-type="string">
            <text:p>1.39E−06</text:p>
          </table:table-cell>
        </table:table-row>
        <table:table-row table:style-name="ro1">
          <table:table-cell office:value-type="string">
            <text:p>27Al</text:p>
          </table:table-cell>
          <table:table-cell office:value-type="string">
            <text:p>3.78E−03</text:p>
          </table:table-cell>
          <table:table-cell office:value-type="string">
            <text:p>1.37E−03</text:p>
          </table:table-cell>
          <table:table-cell office:value-type="string">
            <text:p>3.14E−03</text:p>
          </table:table-cell>
          <table:table-cell office:value-type="string">
            <text:p>1.37E−03</text:p>
          </table:table-cell>
          <table:table-cell office:value-type="string">
            <text:p>8.08E−04</text:p>
          </table:table-cell>
          <table:table-cell office:value-type="string">
            <text:p>2.63E−03</text:p>
          </table:table-cell>
          <table:table-cell office:value-type="string">
            <text:p>1.47E−02</text:p>
          </table:table-cell>
        </table:table-row>
        <table:table-row table:style-name="ro1">
          <table:table-cell office:value-type="string">
            <text:p>28Si</text:p>
          </table:table-cell>
          <table:table-cell office:value-type="string">
            <text:p>8.04E−02</text:p>
          </table:table-cell>
          <table:table-cell office:value-type="string">
            <text:p>7.32E−02</text:p>
          </table:table-cell>
          <table:table-cell office:value-type="string">
            <text:p>1.16E−01</text:p>
          </table:table-cell>
          <table:table-cell office:value-type="string">
            <text:p>9.94E−02</text:p>
          </table:table-cell>
          <table:table-cell office:value-type="string">
            <text:p>3.51E−01</text:p>
          </table:table-cell>
          <table:table-cell office:value-type="string">
            <text:p>2.48E−01</text:p>
          </table:table-cell>
          <table:table-cell table:style-name="ce1" office:value-type="float" office:value="1.02">
            <text:p>1.02E+00</text:p>
          </table:table-cell>
        </table:table-row>
        <table:table-row table:style-name="ro1">
          <table:table-cell office:value-type="string">
            <text:p>29Si</text:p>
          </table:table-cell>
          <table:table-cell office:value-type="string">
            <text:p>7.50E−04</text:p>
          </table:table-cell>
          <table:table-cell office:value-type="string">
            <text:p>2.39E−04</text:p>
          </table:table-cell>
          <table:table-cell office:value-type="string">
            <text:p>4.42E−04</text:p>
          </table:table-cell>
          <table:table-cell office:value-type="string">
            <text:p>1.82E−04</text:p>
          </table:table-cell>
          <table:table-cell office:value-type="string">
            <text:p>2.71E−04</text:p>
          </table:table-cell>
          <table:table-cell office:value-type="string">
            <text:p>5.88E−04</text:p>
          </table:table-cell>
          <table:table-cell office:value-type="string">
            <text:p>2.60E−03</text:p>
          </table:table-cell>
        </table:table-row>
        <table:table-row table:style-name="ro1">
          <table:table-cell office:value-type="string">
            <text:p>30Si</text:p>
          </table:table-cell>
          <table:table-cell office:value-type="string">
            <text:p>1.42E−03</text:p>
          </table:table-cell>
          <table:table-cell office:value-type="string">
            <text:p>1.49E−04</text:p>
          </table:table-cell>
          <table:table-cell office:value-type="string">
            <text:p>3.45E−04</text:p>
          </table:table-cell>
          <table:table-cell office:value-type="string">
            <text:p>1.10E−04</text:p>
          </table:table-cell>
          <table:table-cell office:value-type="string">
            <text:p>7.54E−05</text:p>
          </table:table-cell>
          <table:table-cell office:value-type="string">
            <text:p>2.55E−04</text:p>
          </table:table-cell>
          <table:table-cell office:value-type="string">
            <text:p>4.06E−03</text:p>
          </table:table-cell>
        </table:table-row>
        <table:table-row table:style-name="ro1">
          <table:table-cell office:value-type="string">
            <text:p>31P</text:p>
          </table:table-cell>
          <table:table-cell office:value-type="string">
            <text:p>4.88E−04</text:p>
          </table:table-cell>
          <table:table-cell office:value-type="string">
            <text:p>5.63E−05</text:p>
          </table:table-cell>
          <table:table-cell office:value-type="string">
            <text:p>1.32E−04</text:p>
          </table:table-cell>
          <table:table-cell office:value-type="string">
            <text:p>8.01E−05</text:p>
          </table:table-cell>
          <table:table-cell office:value-type="string">
            <text:p>8.47E−05</text:p>
          </table:table-cell>
          <table:table-cell office:value-type="string">
            <text:p>1.17E−04</text:p>
          </table:table-cell>
          <table:table-cell office:value-type="string">
            <text:p>1.60E−03</text:p>
          </table:table-cell>
        </table:table-row>
        <table:table-row table:style-name="ro1">
          <table:table-cell office:value-type="string">
            <text:p>32S</text:p>
          </table:table-cell>
          <table:table-cell office:value-type="string">
            <text:p>2.37E−02</text:p>
          </table:table-cell>
          <table:table-cell office:value-type="string">
            <text:p>3.20E−02</text:p>
          </table:table-cell>
          <table:table-cell office:value-type="string">
            <text:p>4.07E−02</text:p>
          </table:table-cell>
          <table:table-cell office:value-type="string">
            <text:p>5.31E−02</text:p>
          </table:table-cell>
          <table:table-cell office:value-type="string">
            <text:p>1.85E−01</text:p>
          </table:table-cell>
          <table:table-cell office:value-type="string">
            <text:p>1.16E−01</text:p>
          </table:table-cell>
          <table:table-cell office:value-type="string">
            <text:p>3.73E−01</text:p>
          </table:table-cell>
        </table:table-row>
        <table:table-row table:style-name="ro1">
          <table:table-cell office:value-type="string">
            <text:p>33S</text:p>
          </table:table-cell>
          <table:table-cell office:value-type="string">
            <text:p>8.98E−05</text:p>
          </table:table-cell>
          <table:table-cell office:value-type="string">
            <text:p>7.55E−05</text:p>
          </table:table-cell>
          <table:table-cell office:value-type="string">
            <text:p>1.03E−04</text:p>
          </table:table-cell>
          <table:table-cell office:value-type="string">
            <text:p>1.98E−04</text:p>
          </table:table-cell>
          <table:table-cell office:value-type="string">
            <text:p>2.74E−04</text:p>
          </table:table-cell>
          <table:table-cell office:value-type="string">
            <text:p>1.65E−04</text:p>
          </table:table-cell>
          <table:table-cell office:value-type="string">
            <text:p>8.10E−04</text:p>
          </table:table-cell>
        </table:table-row>
        <table:table-row table:style-name="ro1">
          <table:table-cell office:value-type="string">
            <text:p>34S</text:p>
          </table:table-cell>
          <table:table-cell office:value-type="string">
            <text:p>2.79E−04</text:p>
          </table:table-cell>
          <table:table-cell office:value-type="string">
            <text:p>2.02E−04</text:p>
          </table:table-cell>
          <table:table-cell office:value-type="string">
            <text:p>2.85E−04</text:p>
          </table:table-cell>
          <table:table-cell office:value-type="string">
            <text:p>4.90E−04</text:p>
          </table:table-cell>
          <table:table-cell office:value-type="string">
            <text:p>4.24E−04</text:p>
          </table:table-cell>
          <table:table-cell office:value-type="string">
            <text:p>8.42E−05</text:p>
          </table:table-cell>
          <table:table-cell office:value-type="string">
            <text:p>1.59E−03</text:p>
          </table:table-cell>
        </table:table-row>
        <table:table-row table:style-name="ro1">
          <table:table-cell office:value-type="string">
            <text:p>36S</text:p>
          </table:table-cell>
          <table:table-cell office:value-type="string">
            <text:p>1.48E−08</text:p>
          </table:table-cell>
          <table:table-cell office:value-type="string">
            <text:p>1.43E−09</text:p>
          </table:table-cell>
          <table:table-cell office:value-type="string">
            <text:p>5.34E−09</text:p>
          </table:table-cell>
          <table:table-cell office:value-type="string">
            <text:p>2.56E−09</text:p>
          </table:table-cell>
          <table:table-cell office:value-type="string">
            <text:p>3.41E−10</text:p>
          </table:table-cell>
          <table:table-cell office:value-type="string">
            <text:p>7.04E−10</text:p>
          </table:table-cell>
          <table:table-cell office:value-type="string">
            <text:p>3.19E−08</text:p>
          </table:table-cell>
        </table:table-row>
        <table:table-row table:style-name="ro1">
          <table:table-cell office:value-type="string">
            <text:p>35Cl</text:p>
          </table:table-cell>
          <table:table-cell office:value-type="string">
            <text:p>5.48E−05</text:p>
          </table:table-cell>
          <table:table-cell office:value-type="string">
            <text:p>1.46E−05</text:p>
          </table:table-cell>
          <table:table-cell office:value-type="string">
            <text:p>2.64E−05</text:p>
          </table:table-cell>
          <table:table-cell office:value-type="string">
            <text:p>6.88E−05</text:p>
          </table:table-cell>
          <table:table-cell office:value-type="string">
            <text:p>5.42E−05</text:p>
          </table:table-cell>
          <table:table-cell office:value-type="string">
            <text:p>2.30E−05</text:p>
          </table:table-cell>
          <table:table-cell office:value-type="string">
            <text:p>2.16E−04</text:p>
          </table:table-cell>
        </table:table-row>
        <table:table-row table:style-name="ro1">
          <table:table-cell office:value-type="string">
            <text:p>37Cl</text:p>
          </table:table-cell>
          <table:table-cell office:value-type="string">
            <text:p>3.04E−06</text:p>
          </table:table-cell>
          <table:table-cell office:value-type="string">
            <text:p>5.83E−06</text:p>
          </table:table-cell>
          <table:table-cell office:value-type="string">
            <text:p>9.12E−06</text:p>
          </table:table-cell>
          <table:table-cell office:value-type="string">
            <text:p>3.86E−05</text:p>
          </table:table-cell>
          <table:table-cell office:value-type="string">
            <text:p>6.11E−05</text:p>
          </table:table-cell>
          <table:table-cell office:value-type="string">
            <text:p>1.54E−05</text:p>
          </table:table-cell>
          <table:table-cell office:value-type="string">
            <text:p>9.66E−05</text:p>
          </table:table-cell>
        </table:table-row>
        <table:table-row table:style-name="ro1">
          <table:table-cell office:value-type="string">
            <text:p>36Ar</text:p>
          </table:table-cell>
          <table:table-cell office:value-type="string">
            <text:p>3.24E−03</text:p>
          </table:table-cell>
          <table:table-cell office:value-type="string">
            <text:p>5.28E−03</text:p>
          </table:table-cell>
          <table:table-cell office:value-type="string">
            <text:p>5.67E−03</text:p>
          </table:table-cell>
          <table:table-cell office:value-type="string">
            <text:p>9.67E−03</text:p>
          </table:table-cell>
          <table:table-cell office:value-type="string">
            <text:p>3.10E−02</text:p>
          </table:table-cell>
          <table:table-cell office:value-type="string">
            <text:p>1.96E−02</text:p>
          </table:table-cell>
          <table:table-cell office:value-type="string">
            <text:p>4.87E−02</text:p>
          </table:table-cell>
        </table:table-row>
        <table:table-row table:style-name="ro1">
          <table:table-cell office:value-type="string">
            <text:p>38Ar</text:p>
          </table:table-cell>
          <table:table-cell office:value-type="string">
            <text:p>5.23E−05</text:p>
          </table:table-cell>
          <table:table-cell office:value-type="string">
            <text:p>6.23E−05</text:p>
          </table:table-cell>
          <table:table-cell office:value-type="string">
            <text:p>1.70E−04</text:p>
          </table:table-cell>
          <table:table-cell office:value-type="string">
            <text:p>3.86E−04</text:p>
          </table:table-cell>
          <table:table-cell office:value-type="string">
            <text:p>3.59E−04</text:p>
          </table:table-cell>
          <table:table-cell office:value-type="string">
            <text:p>3.48E−05</text:p>
          </table:table-cell>
          <table:table-cell office:value-type="string">
            <text:p>1.11E−03</text:p>
          </table:table-cell>
        </table:table-row>
        <table:table-row table:style-name="ro1">
          <table:table-cell office:value-type="string">
            <text:p>40Ar</text:p>
          </table:table-cell>
          <table:table-cell office:value-type="string">
            <text:p>8.01E−11</text:p>
          </table:table-cell>
          <table:table-cell office:value-type="string">
            <text:p>1.78E−11</text:p>
          </table:table-cell>
          <table:table-cell office:value-type="string">
            <text:p>3.96E−11</text:p>
          </table:table-cell>
          <table:table-cell office:value-type="string">
            <text:p>1.06E−10</text:p>
          </table:table-cell>
          <table:table-cell office:value-type="string">
            <text:p>1.77E−11</text:p>
          </table:table-cell>
          <table:table-cell office:value-type="string">
            <text:p>4.66E−12</text:p>
          </table:table-cell>
          <table:table-cell office:value-type="string">
            <text:p>1.29E−10</text:p>
          </table:table-cell>
        </table:table-row>
        <table:table-row table:style-name="ro1">
          <table:table-cell office:value-type="string">
            <text:p>39K</text:p>
          </table:table-cell>
          <table:table-cell office:value-type="string">
            <text:p>5.02E−06</text:p>
          </table:table-cell>
          <table:table-cell office:value-type="string">
            <text:p>7.86E−06</text:p>
          </table:table-cell>
          <table:table-cell office:value-type="string">
            <text:p>1.93E−05</text:p>
          </table:table-cell>
          <table:table-cell office:value-type="string">
            <text:p>4.40E−05</text:p>
          </table:table-cell>
          <table:table-cell office:value-type="string">
            <text:p>6.30E−05</text:p>
          </table:table-cell>
          <table:table-cell office:value-type="string">
            <text:p>1.30E−05</text:p>
          </table:table-cell>
          <table:table-cell office:value-type="string">
            <text:p>1.18E−04</text:p>
          </table:table-cell>
        </table:table-row>
        <table:table-row table:style-name="ro1">
          <table:table-cell office:value-type="string">
            <text:p>40K</text:p>
          </table:table-cell>
          <table:table-cell office:value-type="string">
            <text:p>1.14E−09</text:p>
          </table:table-cell>
          <table:table-cell office:value-type="string">
            <text:p>9.10E−10</text:p>
          </table:table-cell>
          <table:table-cell office:value-type="string">
            <text:p>1.96E−09</text:p>
          </table:table-cell>
          <table:table-cell office:value-type="string">
            <text:p>1.30E−08</text:p>
          </table:table-cell>
          <table:table-cell office:value-type="string">
            <text:p>8.04E−09</text:p>
          </table:table-cell>
          <table:table-cell office:value-type="string">
            <text:p>9.94E−10</text:p>
          </table:table-cell>
          <table:table-cell office:value-type="string">
            <text:p>1.04E−08</text:p>
          </table:table-cell>
        </table:table-row>
        <table:table-row table:style-name="ro1">
          <table:table-cell office:value-type="string">
            <text:p>41K</text:p>
          </table:table-cell>
          <table:table-cell office:value-type="string">
            <text:p>3.54E−07</text:p>
          </table:table-cell>
          <table:table-cell office:value-type="string">
            <text:p>8.05E−07</text:p>
          </table:table-cell>
          <table:table-cell office:value-type="string">
            <text:p>1.72E−06</text:p>
          </table:table-cell>
          <table:table-cell office:value-type="string">
            <text:p>9.47E−06</text:p>
          </table:table-cell>
          <table:table-cell office:value-type="string">
            <text:p>2.08E−05</text:p>
          </table:table-cell>
          <table:table-cell office:value-type="string">
            <text:p>3.39E−06</text:p>
          </table:table-cell>
          <table:table-cell office:value-type="string">
            <text:p>2.80E−05</text:p>
          </table:table-cell>
        </table:table-row>
        <table:table-row table:style-name="ro1">
          <table:table-cell office:value-type="string">
            <text:p>40Ca</text:p>
          </table:table-cell>
          <table:table-cell office:value-type="string">
            <text:p>2.92E−03</text:p>
          </table:table-cell>
          <table:table-cell office:value-type="string">
            <text:p>4.41E−03</text:p>
          </table:table-cell>
          <table:table-cell office:value-type="string">
            <text:p>4.40E−03</text:p>
          </table:table-cell>
          <table:table-cell office:value-type="string">
            <text:p>6.22E−03</text:p>
          </table:table-cell>
          <table:table-cell office:value-type="string">
            <text:p>2.48E−02</text:p>
          </table:table-cell>
          <table:table-cell office:value-type="string">
            <text:p>1.74E−02</text:p>
          </table:table-cell>
          <table:table-cell office:value-type="string">
            <text:p>3.73E−02</text:p>
          </table:table-cell>
        </table:table-row>
        <table:table-row table:style-name="ro1">
          <table:table-cell office:value-type="string">
            <text:p>42Ca</text:p>
          </table:table-cell>
          <table:table-cell office:value-type="string">
            <text:p>9.77E−07</text:p>
          </table:table-cell>
          <table:table-cell office:value-type="string">
            <text:p>1.23E−06</text:p>
          </table:table-cell>
          <table:table-cell office:value-type="string">
            <text:p>3.62E−06</text:p>
          </table:table-cell>
          <table:table-cell office:value-type="string">
            <text:p>1.28E−05</text:p>
          </table:table-cell>
          <table:table-cell office:value-type="string">
            <text:p>7.46E−06</text:p>
          </table:table-cell>
          <table:table-cell office:value-type="string">
            <text:p>8.62E−07</text:p>
          </table:table-cell>
          <table:table-cell office:value-type="string">
            <text:p>2.17E−05</text:p>
          </table:table-cell>
        </table:table-row>
        <table:table-row table:style-name="ro1">
          <table:table-cell office:value-type="string">
            <text:p>43Ca</text:p>
          </table:table-cell>
          <table:table-cell office:value-type="string">
            <text:p>6.46E−08</text:p>
          </table:table-cell>
          <table:table-cell office:value-type="string">
            <text:p>4.93E−08</text:p>
          </table:table-cell>
          <table:table-cell office:value-type="string">
            <text:p>3.39E−08</text:p>
          </table:table-cell>
          <table:table-cell office:value-type="string">
            <text:p>7.43E−08</text:p>
          </table:table-cell>
          <table:table-cell office:value-type="string">
            <text:p>1.58E−08</text:p>
          </table:table-cell>
          <table:table-cell office:value-type="string">
            <text:p>1.93E−09</text:p>
          </table:table-cell>
          <table:table-cell office:value-type="string">
            <text:p>9.65E−09</text:p>
          </table:table-cell>
        </table:table-row>
        <table:table-row table:style-name="ro1">
          <table:table-cell office:value-type="string">
            <text:p>44Ca</text:p>
          </table:table-cell>
          <table:table-cell office:value-type="string">
            <text:p>1.68E−05</text:p>
          </table:table-cell>
          <table:table-cell office:value-type="string">
            <text:p>2.21E−05</text:p>
          </table:table-cell>
          <table:table-cell table:number-columns-repeated="2" office:value-type="string">
            <text:p>1.45E−05</text:p>
          </table:table-cell>
          <table:table-cell office:value-type="string">
            <text:p>9.79E−06</text:p>
          </table:table-cell>
          <table:table-cell office:value-type="string">
            <text:p>5.44E−06</text:p>
          </table:table-cell>
          <table:table-cell office:value-type="string">
            <text:p>8.71E−06</text:p>
          </table:table-cell>
        </table:table-row>
        <table:table-row table:style-name="ro1">
          <table:table-cell office:value-type="string">
            <text:p>46Ca</text:p>
          </table:table-cell>
          <table:table-cell office:value-type="string">
            <text:p>1.07E−12</text:p>
          </table:table-cell>
          <table:table-cell office:value-type="string">
            <text:p>1.76E−12</text:p>
          </table:table-cell>
          <table:table-cell office:value-type="string">
            <text:p>9.27E−12</text:p>
          </table:table-cell>
          <table:table-cell office:value-type="string">
            <text:p>1.30E−10</text:p>
          </table:table-cell>
          <table:table-cell office:value-type="string">
            <text:p>2.78E−11</text:p>
          </table:table-cell>
          <table:table-cell office:value-type="string">
            <text:p>6.05E−13</text:p>
          </table:table-cell>
          <table:table-cell office:value-type="string">
            <text:p>5.20E−12</text:p>
          </table:table-cell>
        </table:table-row>
        <table:table-row table:style-name="ro1">
          <table:table-cell office:value-type="string">
            <text:p>48Ca</text:p>
          </table:table-cell>
          <table:table-cell office:value-type="string">
            <text:p>1.55E−17</text:p>
          </table:table-cell>
          <table:table-cell office:value-type="string">
            <text:p>4.21E−14</text:p>
          </table:table-cell>
          <table:table-cell office:value-type="string">
            <text:p>4.12E−16</text:p>
          </table:table-cell>
          <table:table-cell office:value-type="string">
            <text:p>4.40E−16</text:p>
          </table:table-cell>
          <table:table-cell office:value-type="string">
            <text:p>1.26E−11</text:p>
          </table:table-cell>
          <table:table-cell office:value-type="string">
            <text:p>3.55E−16</text:p>
          </table:table-cell>
          <table:table-cell office:value-type="string">
            <text:p>1.30E−17</text:p>
          </table:table-cell>
        </table:table-row>
        <table:table-row table:style-name="ro1">
          <table:table-cell office:value-type="string">
            <text:p>45Sc</text:p>
          </table:table-cell>
          <table:table-cell office:value-type="string">
            <text:p>2.12E−08</text:p>
          </table:table-cell>
          <table:table-cell office:value-type="string">
            <text:p>4.03E−08</text:p>
          </table:table-cell>
          <table:table-cell office:value-type="string">
            <text:p>5.54E−08</text:p>
          </table:table-cell>
          <table:table-cell office:value-type="string">
            <text:p>2.55E−07</text:p>
          </table:table-cell>
          <table:table-cell office:value-type="string">
            <text:p>6.16E−07</text:p>
          </table:table-cell>
          <table:table-cell office:value-type="string">
            <text:p>1.51E−07</text:p>
          </table:table-cell>
          <table:table-cell office:value-type="string">
            <text:p>5.81E−07</text:p>
          </table:table-cell>
        </table:table-row>
        <table:table-row table:style-name="ro1">
          <table:table-cell office:value-type="string">
            <text:p>46Ti</text:p>
          </table:table-cell>
          <table:table-cell office:value-type="string">
            <text:p>6.28E−06</text:p>
          </table:table-cell>
          <table:table-cell office:value-type="string">
            <text:p>2.71E−06</text:p>
          </table:table-cell>
          <table:table-cell office:value-type="string">
            <text:p>4.06E−06</text:p>
          </table:table-cell>
          <table:table-cell office:value-type="string">
            <text:p>5.98E−06</text:p>
          </table:table-cell>
          <table:table-cell office:value-type="string">
            <text:p>3.18E−06</text:p>
          </table:table-cell>
          <table:table-cell office:value-type="string">
            <text:p>5.28E−07</text:p>
          </table:table-cell>
          <table:table-cell office:value-type="string">
            <text:p>1.08E−05</text:p>
          </table:table-cell>
        </table:table-row>
        <table:table-row table:style-name="ro1">
          <table:table-cell office:value-type="string">
            <text:p>47Ti</text:p>
          </table:table-cell>
          <table:table-cell office:value-type="string">
            <text:p>8.76E−06</text:p>
          </table:table-cell>
          <table:table-cell office:value-type="string">
            <text:p>3.86E−06</text:p>
          </table:table-cell>
          <table:table-cell office:value-type="string">
            <text:p>5.30E−06</text:p>
          </table:table-cell>
          <table:table-cell office:value-type="string">
            <text:p>4.26E−06</text:p>
          </table:table-cell>
          <table:table-cell office:value-type="string">
            <text:p>5.90E−08</text:p>
          </table:table-cell>
          <table:table-cell office:value-type="string">
            <text:p>3.80E−08</text:p>
          </table:table-cell>
          <table:table-cell office:value-type="string">
            <text:p>9.30E−08</text:p>
          </table:table-cell>
        </table:table-row>
        <table:table-row table:style-name="ro1">
          <table:table-cell office:value-type="string">
            <text:p>48Ti</text:p>
          </table:table-cell>
          <table:table-cell office:value-type="string">
            <text:p>6.34E−05</text:p>
          </table:table-cell>
          <table:table-cell office:value-type="string">
            <text:p>8.39E−05</text:p>
          </table:table-cell>
          <table:table-cell office:value-type="string">
            <text:p>7.65E−05</text:p>
          </table:table-cell>
          <table:table-cell office:value-type="string">
            <text:p>8.86E−05</text:p>
          </table:table-cell>
          <table:table-cell office:value-type="string">
            <text:p>1.55E−04</text:p>
          </table:table-cell>
          <table:table-cell office:value-type="string">
            <text:p>1.80E−04</text:p>
          </table:table-cell>
          <table:table-cell office:value-type="string">
            <text:p>2.45E−04</text:p>
          </table:table-cell>
        </table:table-row>
        <table:table-row table:style-name="ro1">
          <table:table-cell office:value-type="string">
            <text:p>49Ti</text:p>
          </table:table-cell>
          <table:table-cell office:value-type="string">
            <text:p>2.27E−06</text:p>
          </table:table-cell>
          <table:table-cell office:value-type="string">
            <text:p>3.32E−06</text:p>
          </table:table-cell>
          <table:table-cell office:value-type="string">
            <text:p>3.00E−06</text:p>
          </table:table-cell>
          <table:table-cell office:value-type="string">
            <text:p>3.94E−06</text:p>
          </table:table-cell>
          <table:table-cell office:value-type="string">
            <text:p>7.04E−06</text:p>
          </table:table-cell>
          <table:table-cell office:value-type="string">
            <text:p>8.84E−06</text:p>
          </table:table-cell>
          <table:table-cell office:value-type="string">
            <text:p>1.20E−05</text:p>
          </table:table-cell>
        </table:table-row>
        <table:table-row table:style-name="ro1">
          <table:table-cell office:value-type="string">
            <text:p>50Ti</text:p>
          </table:table-cell>
          <table:table-cell office:value-type="string">
            <text:p>1.18E−12</text:p>
          </table:table-cell>
          <table:table-cell office:value-type="string">
            <text:p>9.55E−13</text:p>
          </table:table-cell>
          <table:table-cell office:value-type="string">
            <text:p>1.72E−12</text:p>
          </table:table-cell>
          <table:table-cell office:value-type="string">
            <text:p>1.83E−12</text:p>
          </table:table-cell>
          <table:table-cell office:value-type="string">
            <text:p>2.24E−12</text:p>
          </table:table-cell>
          <table:table-cell office:value-type="string">
            <text:p>4.59E−14</text:p>
          </table:table-cell>
          <table:table-cell office:value-type="string">
            <text:p>9.41E−12</text:p>
          </table:table-cell>
        </table:table-row>
        <table:table-row table:style-name="ro1">
          <table:table-cell office:value-type="string">
            <text:p>50V</text:p>
          </table:table-cell>
          <table:table-cell office:value-type="string">
            <text:p>1.35E−11</text:p>
          </table:table-cell>
          <table:table-cell office:value-type="string">
            <text:p>1.05E−11</text:p>
          </table:table-cell>
          <table:table-cell office:value-type="string">
            <text:p>4.60E−11</text:p>
          </table:table-cell>
          <table:table-cell office:value-type="string">
            <text:p>1.36E−10</text:p>
          </table:table-cell>
          <table:table-cell office:value-type="string">
            <text:p>1.17E−10</text:p>
          </table:table-cell>
          <table:table-cell office:value-type="string">
            <text:p>2.64E−12</text:p>
          </table:table-cell>
          <table:table-cell office:value-type="string">
            <text:p>6.53E−10</text:p>
          </table:table-cell>
        </table:table-row>
        <table:table-row table:style-name="ro1">
          <table:table-cell office:value-type="string">
            <text:p>51V</text:p>
          </table:table-cell>
          <table:table-cell office:value-type="string">
            <text:p>1.65E−05</text:p>
          </table:table-cell>
          <table:table-cell office:value-type="string">
            <text:p>1.08E−05</text:p>
          </table:table-cell>
          <table:table-cell office:value-type="string">
            <text:p>1.24E−05</text:p>
          </table:table-cell>
          <table:table-cell office:value-type="string">
            <text:p>1.10E−05</text:p>
          </table:table-cell>
          <table:table-cell office:value-type="string">
            <text:p>9.01E−06</text:p>
          </table:table-cell>
          <table:table-cell office:value-type="string">
            <text:p>1.06E−05</text:p>
          </table:table-cell>
          <table:table-cell office:value-type="string">
            <text:p>1.76E−05</text:p>
          </table:table-cell>
        </table:table-row>
        <table:table-row table:style-name="ro1">
          <table:table-cell office:value-type="string">
            <text:p>50Cr</text:p>
          </table:table-cell>
          <table:table-cell office:value-type="string">
            <text:p>1.04E−05</text:p>
          </table:table-cell>
          <table:table-cell office:value-type="string">
            <text:p>1.55E−05</text:p>
          </table:table-cell>
          <table:table-cell office:value-type="string">
            <text:p>2.64E−05</text:p>
          </table:table-cell>
          <table:table-cell office:value-type="string">
            <text:p>2.22E−05</text:p>
          </table:table-cell>
          <table:table-cell office:value-type="string">
            <text:p>4.88E−05</text:p>
          </table:table-cell>
          <table:table-cell office:value-type="string">
            <text:p>3.82E−05</text:p>
          </table:table-cell>
          <table:table-cell office:value-type="string">
            <text:p>1.78E−04</text:p>
          </table:table-cell>
        </table:table-row>
        <table:table-row table:style-name="ro1">
          <table:table-cell office:value-type="string">
            <text:p>52Cr</text:p>
          </table:table-cell>
          <table:table-cell office:value-type="string">
            <text:p>8.80E−04</text:p>
          </table:table-cell>
          <table:table-cell office:value-type="string">
            <text:p>1.09E−03</text:p>
          </table:table-cell>
          <table:table-cell office:value-type="string">
            <text:p>1.13E−03</text:p>
          </table:table-cell>
          <table:table-cell office:value-type="string">
            <text:p>1.36E−03</text:p>
          </table:table-cell>
          <table:table-cell office:value-type="string">
            <text:p>2.77E−03</text:p>
          </table:table-cell>
          <table:table-cell office:value-type="string">
            <text:p>3.12E−03</text:p>
          </table:table-cell>
          <table:table-cell office:value-type="string">
            <text:p>3.95E−03</text:p>
          </table:table-cell>
        </table:table-row>
        <table:table-row table:style-name="ro1">
          <table:table-cell office:value-type="string">
            <text:p>53Cr</text:p>
          </table:table-cell>
          <table:table-cell office:value-type="string">
            <text:p>4.96E−05</text:p>
          </table:table-cell>
          <table:table-cell office:value-type="string">
            <text:p>6.76E−05</text:p>
          </table:table-cell>
          <table:table-cell office:value-type="string">
            <text:p>6.43E−05</text:p>
          </table:table-cell>
          <table:table-cell office:value-type="string">
            <text:p>8.28E−05</text:p>
          </table:table-cell>
          <table:table-cell office:value-type="string">
            <text:p>1.50E−04</text:p>
          </table:table-cell>
          <table:table-cell office:value-type="string">
            <text:p>1.82E−04</text:p>
          </table:table-cell>
          <table:table-cell office:value-type="string">
            <text:p>2.61E−04</text:p>
          </table:table-cell>
        </table:table-row>
        <table:table-row table:style-name="ro1">
          <table:table-cell office:value-type="string">
            <text:p>54Cr</text:p>
          </table:table-cell>
          <table:table-cell office:value-type="string">
            <text:p>2.35E−10</text:p>
          </table:table-cell>
          <table:table-cell office:value-type="string">
            <text:p>4.13E−10</text:p>
          </table:table-cell>
          <table:table-cell office:value-type="string">
            <text:p>3.25E−09</text:p>
          </table:table-cell>
          <table:table-cell office:value-type="string">
            <text:p>3.18E−09</text:p>
          </table:table-cell>
          <table:table-cell office:value-type="string">
            <text:p>9.32E−09</text:p>
          </table:table-cell>
          <table:table-cell office:value-type="string">
            <text:p>1.72E−10</text:p>
          </table:table-cell>
          <table:table-cell office:value-type="string">
            <text:p>8.59E−08</text:p>
          </table:table-cell>
        </table:table-row>
        <table:table-row table:style-name="ro1">
          <table:table-cell office:value-type="string">
            <text:p>55Mn</text:p>
          </table:table-cell>
          <table:table-cell office:value-type="string">
            <text:p>1.33E−04</text:p>
          </table:table-cell>
          <table:table-cell office:value-type="string">
            <text:p>1.85E−04</text:p>
          </table:table-cell>
          <table:table-cell office:value-type="string">
            <text:p>1.74E−04</text:p>
          </table:table-cell>
          <table:table-cell office:value-type="string">
            <text:p>2.26E−04</text:p>
          </table:table-cell>
          <table:table-cell office:value-type="string">
            <text:p>4.30E−04</text:p>
          </table:table-cell>
          <table:table-cell office:value-type="string">
            <text:p>5.16E−04</text:p>
          </table:table-cell>
          <table:table-cell office:value-type="string">
            <text:p>7.15E−04</text:p>
          </table:table-cell>
        </table:table-row>
        <table:table-row table:style-name="ro1">
          <table:table-cell office:value-type="string">
            <text:p>54Fe</text:p>
          </table:table-cell>
          <table:table-cell office:value-type="string">
            <text:p>7.29E−04</text:p>
          </table:table-cell>
          <table:table-cell office:value-type="string">
            <text:p>1.24E−03</text:p>
          </table:table-cell>
          <table:table-cell office:value-type="string">
            <text:p>1.40E−03</text:p>
          </table:table-cell>
          <table:table-cell office:value-type="string">
            <text:p>1.42E−03</text:p>
          </table:table-cell>
          <table:table-cell office:value-type="string">
            <text:p>3.31E−03</text:p>
          </table:table-cell>
          <table:table-cell office:value-type="string">
            <text:p>4.09E−03</text:p>
          </table:table-cell>
          <table:table-cell office:value-type="string">
            <text:p>9.30E−03</text:p>
          </table:table-cell>
        </table:table-row>
        <table:table-row table:style-name="ro1">
          <table:table-cell office:value-type="string">
            <text:p>56Fe</text:p>
          </table:table-cell>
          <table:table-cell table:number-columns-repeated="6" office:value-type="string">
            <text:p>7.00E−02</text:p>
          </table:table-cell>
          <table:table-cell office:value-type="string">
            <text:p>7.02E−02</text:p>
          </table:table-cell>
        </table:table-row>
        <table:table-row table:style-name="ro1">
          <table:table-cell office:value-type="string">
            <text:p>57Fe</text:p>
          </table:table-cell>
          <table:table-cell office:value-type="string">
            <text:p>9.97E−04</text:p>
          </table:table-cell>
          <table:table-cell office:value-type="string">
            <text:p>1.14E−03</text:p>
          </table:table-cell>
          <table:table-cell office:value-type="string">
            <text:p>8.78E−04</text:p>
          </table:table-cell>
          <table:table-cell office:value-type="string">
            <text:p>8.67E−04</text:p>
          </table:table-cell>
          <table:table-cell office:value-type="string">
            <text:p>4.67E−04</text:p>
          </table:table-cell>
          <table:table-cell office:value-type="string">
            <text:p>4.83E−04</text:p>
          </table:table-cell>
          <table:table-cell office:value-type="string">
            <text:p>5.01E−04</text:p>
          </table:table-cell>
        </table:table-row>
        <table:table-row table:style-name="ro1">
          <table:table-cell office:value-type="string">
            <text:p>58Fe</text:p>
          </table:table-cell>
          <table:table-cell office:value-type="string">
            <text:p>5.67E−11</text:p>
          </table:table-cell>
          <table:table-cell office:value-type="string">
            <text:p>1.76E−10</text:p>
          </table:table-cell>
          <table:table-cell office:value-type="string">
            <text:p>8.07E−10</text:p>
          </table:table-cell>
          <table:table-cell office:value-type="string">
            <text:p>1.05E−09</text:p>
          </table:table-cell>
          <table:table-cell office:value-type="string">
            <text:p>2.31E−09</text:p>
          </table:table-cell>
          <table:table-cell office:value-type="string">
            <text:p>2.26E−10</text:p>
          </table:table-cell>
          <table:table-cell office:value-type="string">
            <text:p>1.41E−08</text:p>
          </table:table-cell>
        </table:table-row>
        <table:table-row table:style-name="ro1">
          <table:table-cell office:value-type="string">
            <text:p>59Co</text:p>
          </table:table-cell>
          <table:table-cell office:value-type="string">
            <text:p>1.76E−04</text:p>
          </table:table-cell>
          <table:table-cell office:value-type="string">
            <text:p>1.32E−04</text:p>
          </table:table-cell>
          <table:table-cell office:value-type="string">
            <text:p>1.61E−04</text:p>
          </table:table-cell>
          <table:table-cell office:value-type="string">
            <text:p>1.50E−04</text:p>
          </table:table-cell>
          <table:table-cell office:value-type="string">
            <text:p>1.57E−05</text:p>
          </table:table-cell>
          <table:table-cell office:value-type="string">
            <text:p>2.47E−06</text:p>
          </table:table-cell>
          <table:table-cell office:value-type="string">
            <text:p>1.87E−06</text:p>
          </table:table-cell>
        </table:table-row>
        <table:table-row table:style-name="ro1">
          <table:table-cell office:value-type="string">
            <text:p>58Ni</text:p>
          </table:table-cell>
          <table:table-cell office:value-type="string">
            <text:p>3.85E−04</text:p>
          </table:table-cell>
          <table:table-cell office:value-type="string">
            <text:p>4.14E−04</text:p>
          </table:table-cell>
          <table:table-cell office:value-type="string">
            <text:p>3.83E−04</text:p>
          </table:table-cell>
          <table:table-cell office:value-type="string">
            <text:p>3.78E−04</text:p>
          </table:table-cell>
          <table:table-cell office:value-type="string">
            <text:p>2.93E−04</text:p>
          </table:table-cell>
          <table:table-cell office:value-type="string">
            <text:p>3.82E−04</text:p>
          </table:table-cell>
          <table:table-cell office:value-type="string">
            <text:p>5.74E−04</text:p>
          </table:table-cell>
        </table:table-row>
        <table:table-row table:style-name="ro1">
          <table:table-cell office:value-type="string">
            <text:p>60Ni</text:p>
          </table:table-cell>
          <table:table-cell office:value-type="string">
            <text:p>2.12E−03</text:p>
          </table:table-cell>
          <table:table-cell office:value-type="string">
            <text:p>1.62E−03</text:p>
          </table:table-cell>
          <table:table-cell office:value-type="string">
            <text:p>1.57E−03</text:p>
          </table:table-cell>
          <table:table-cell office:value-type="string">
            <text:p>1.34E−03</text:p>
          </table:table-cell>
          <table:table-cell office:value-type="string">
            <text:p>1.48E−04</text:p>
          </table:table-cell>
          <table:table-cell office:value-type="string">
            <text:p>3.60E−06</text:p>
          </table:table-cell>
          <table:table-cell office:value-type="string">
            <text:p>4.38E−06</text:p>
          </table:table-cell>
        </table:table-row>
        <table:table-row table:style-name="ro1">
          <table:table-cell office:value-type="string">
            <text:p>61Ni</text:p>
          </table:table-cell>
          <table:table-cell office:value-type="string">
            <text:p>3.61E−05</text:p>
          </table:table-cell>
          <table:table-cell office:value-type="string">
            <text:p>3.14E−05</text:p>
          </table:table-cell>
          <table:table-cell office:value-type="string">
            <text:p>2.12E−05</text:p>
          </table:table-cell>
          <table:table-cell office:value-type="string">
            <text:p>1.85E−05</text:p>
          </table:table-cell>
          <table:table-cell office:value-type="string">
            <text:p>5.77E−07</text:p>
          </table:table-cell>
          <table:table-cell office:value-type="string">
            <text:p>6.04E−09</text:p>
          </table:table-cell>
          <table:table-cell office:value-type="string">
            <text:p>1.32E−09</text:p>
          </table:table-cell>
        </table:table-row>
        <table:table-row table:style-name="ro1">
          <table:table-cell office:value-type="string">
            <text:p>62Ni</text:p>
          </table:table-cell>
          <table:table-cell office:value-type="string">
            <text:p>1.94E−05</text:p>
          </table:table-cell>
          <table:table-cell office:value-type="string">
            <text:p>1.51E−05</text:p>
          </table:table-cell>
          <table:table-cell office:value-type="string">
            <text:p>1.35E−05</text:p>
          </table:table-cell>
          <table:table-cell office:value-type="string">
            <text:p>1.19E−05</text:p>
          </table:table-cell>
          <table:table-cell office:value-type="string">
            <text:p>3.88E−07</text:p>
          </table:table-cell>
          <table:table-cell office:value-type="string">
            <text:p>1.64E−09</text:p>
          </table:table-cell>
          <table:table-cell office:value-type="string">
            <text:p>5.36E−10</text:p>
          </table:table-cell>
        </table:table-row>
        <table:table-row table:style-name="ro1">
          <table:table-cell office:value-type="string">
            <text:p>64Ni</text:p>
          </table:table-cell>
          <table:table-cell office:value-type="string">
            <text:p>3.83E−15</text:p>
          </table:table-cell>
          <table:table-cell office:value-type="string">
            <text:p>9.97E−14</text:p>
          </table:table-cell>
          <table:table-cell office:value-type="string">
            <text:p>1.09E−14</text:p>
          </table:table-cell>
          <table:table-cell office:value-type="string">
            <text:p>6.10E−14</text:p>
          </table:table-cell>
          <table:table-cell office:value-type="string">
            <text:p>3.27E−12</text:p>
          </table:table-cell>
          <table:table-cell office:value-type="string">
            <text:p>3.26E−14</text:p>
          </table:table-cell>
          <table:table-cell office:value-type="string">
            <text:p>7.71E−15</text:p>
          </table:table-cell>
        </table:table-row>
        <table:table-row table:style-name="ro1">
          <table:table-cell office:value-type="string">
            <text:p>63Cu</text:p>
          </table:table-cell>
          <table:table-cell office:value-type="string">
            <text:p>4.89E−06</text:p>
          </table:table-cell>
          <table:table-cell office:value-type="string">
            <text:p>3.54E−06</text:p>
          </table:table-cell>
          <table:table-cell office:value-type="string">
            <text:p>3.92E−06</text:p>
          </table:table-cell>
          <table:table-cell office:value-type="string">
            <text:p>3.44E−06</text:p>
          </table:table-cell>
          <table:table-cell office:value-type="string">
            <text:p>1.23E−07</text:p>
          </table:table-cell>
          <table:table-cell office:value-type="string">
            <text:p>2.37E−10</text:p>
          </table:table-cell>
          <table:table-cell office:value-type="string">
            <text:p>2.06E−11</text:p>
          </table:table-cell>
        </table:table-row>
        <table:table-row table:style-name="ro1">
          <table:table-cell office:value-type="string">
            <text:p>65Cu</text:p>
          </table:table-cell>
          <table:table-cell office:value-type="string">
            <text:p>2.14E−07</text:p>
          </table:table-cell>
          <table:table-cell office:value-type="string">
            <text:p>2.42E−07</text:p>
          </table:table-cell>
          <table:table-cell office:value-type="string">
            <text:p>1.63E−07</text:p>
          </table:table-cell>
          <table:table-cell office:value-type="string">
            <text:p>1.42E−07</text:p>
          </table:table-cell>
          <table:table-cell office:value-type="string">
            <text:p>7.79E−09</text:p>
          </table:table-cell>
          <table:table-cell office:value-type="string">
            <text:p>1.03E−12</text:p>
          </table:table-cell>
          <table:table-cell office:value-type="string">
            <text:p>1.30E−13</text:p>
          </table:table-cell>
        </table:table-row>
        <table:table-row table:style-name="ro1">
          <table:table-cell office:value-type="string">
            <text:p>64Zn</text:p>
          </table:table-cell>
          <table:table-cell office:value-type="string">
            <text:p>1.25E−04</text:p>
          </table:table-cell>
          <table:table-cell office:value-type="string">
            <text:p>1.22E−04</text:p>
          </table:table-cell>
          <table:table-cell office:value-type="string">
            <text:p>9.50E−05</text:p>
          </table:table-cell>
          <table:table-cell office:value-type="string">
            <text:p>8.29E−05</text:p>
          </table:table-cell>
          <table:table-cell office:value-type="string">
            <text:p>2.54E−06</text:p>
          </table:table-cell>
          <table:table-cell office:value-type="string">
            <text:p>3.02E−10</text:p>
          </table:table-cell>
          <table:table-cell office:value-type="string">
            <text:p>4.36E−11</text:p>
          </table:table-cell>
        </table:table-row>
        <table:table-row table:style-name="ro1">
          <table:table-cell office:value-type="string">
            <text:p>66Zn</text:p>
          </table:table-cell>
          <table:table-cell office:value-type="string">
            <text:p>6.84E−07</text:p>
          </table:table-cell>
          <table:table-cell office:value-type="string">
            <text:p>1.07E−06</text:p>
          </table:table-cell>
          <table:table-cell office:value-type="string">
            <text:p>5.05E−07</text:p>
          </table:table-cell>
          <table:table-cell office:value-type="string">
            <text:p>4.24E−07</text:p>
          </table:table-cell>
          <table:table-cell office:value-type="string">
            <text:p>1.59E−08</text:p>
          </table:table-cell>
          <table:table-cell office:value-type="string">
            <text:p>3.53E−12</text:p>
          </table:table-cell>
          <table:table-cell office:value-type="string">
            <text:p>5.14E−13</text:p>
          </table:table-cell>
        </table:table-row>
        <table:table-row table:style-name="ro1">
          <table:table-cell office:value-type="string">
            <text:p>67Zn</text:p>
          </table:table-cell>
          <table:table-cell office:value-type="string">
            <text:p>1.62E−08</text:p>
          </table:table-cell>
          <table:table-cell office:value-type="string">
            <text:p>2.33E−08</text:p>
          </table:table-cell>
          <table:table-cell office:value-type="string">
            <text:p>1.30E−08</text:p>
          </table:table-cell>
          <table:table-cell office:value-type="string">
            <text:p>1.05E−08</text:p>
          </table:table-cell>
          <table:table-cell office:value-type="string">
            <text:p>2.16E−10</text:p>
          </table:table-cell>
          <table:table-cell office:value-type="string">
            <text:p>6.31E−13</text:p>
          </table:table-cell>
          <table:table-cell office:value-type="string">
            <text:p>8.47E−14</text:p>
          </table:table-cell>
        </table:table-row>
        <table:table-row table:style-name="ro1">
          <table:table-cell office:value-type="string">
            <text:p>68Zn</text:p>
          </table:table-cell>
          <table:table-cell office:value-type="string">
            <text:p>2.94E−08</text:p>
          </table:table-cell>
          <table:table-cell office:value-type="string">
            <text:p>3.24E−08</text:p>
          </table:table-cell>
          <table:table-cell office:value-type="string">
            <text:p>4.02E−08</text:p>
          </table:table-cell>
          <table:table-cell office:value-type="string">
            <text:p>3.43E−08</text:p>
          </table:table-cell>
          <table:table-cell office:value-type="string">
            <text:p>8.05E−10</text:p>
          </table:table-cell>
          <table:table-cell office:value-type="string">
            <text:p>1.30E−12</text:p>
          </table:table-cell>
          <table:table-cell office:value-type="string">
            <text:p>2.62E−13</text:p>
          </table:table-cell>
        </table:table-row>
        <table:table-row table:style-name="ro1">
          <table:table-cell office:value-type="string">
            <text:p>70Zn</text:p>
          </table:table-cell>
          <table:table-cell office:value-type="string">
            <text:p>6.94E−16</text:p>
          </table:table-cell>
          <table:table-cell office:value-type="string">
            <text:p>3.59E−14</text:p>
          </table:table-cell>
          <table:table-cell office:value-type="string">
            <text:p>6.59E−15</text:p>
          </table:table-cell>
          <table:table-cell office:value-type="string">
            <text:p>2.51E−14</text:p>
          </table:table-cell>
          <table:table-cell office:value-type="string">
            <text:p>3.97E−14</text:p>
          </table:table-cell>
          <table:table-cell office:value-type="string">
            <text:p>1.86E−14</text:p>
          </table:table-cell>
          <table:table-cell office:value-type="string">
            <text:p>4.45E−16</text:p>
          </table:table-cell>
        </table:table-row>
        <table:table-row table:style-name="ro1">
          <table:table-cell office:value-type="string">
            <text:p>69Ga</text:p>
          </table:table-cell>
          <table:table-cell office:value-type="string">
            <text:p>7.81E−09</text:p>
          </table:table-cell>
          <table:table-cell office:value-type="string">
            <text:p>5.62E−09</text:p>
          </table:table-cell>
          <table:table-cell office:value-type="string">
            <text:p>6.10E−09</text:p>
          </table:table-cell>
          <table:table-cell office:value-type="string">
            <text:p>4.93E−09</text:p>
          </table:table-cell>
          <table:table-cell office:value-type="string">
            <text:p>8.74E−11</text:p>
          </table:table-cell>
          <table:table-cell office:value-type="string">
            <text:p>5.06E−13</text:p>
          </table:table-cell>
          <table:table-cell office:value-type="string">
            <text:p>4.26E−15</text:p>
          </table:table-cell>
        </table:table-row>
        <table:table-row table:style-name="ro1">
          <table:table-cell office:value-type="string">
            <text:p>71Ga</text:p>
          </table:table-cell>
          <table:table-cell office:value-type="string">
            <text:p>8.53E−15</text:p>
          </table:table-cell>
          <table:table-cell office:value-type="string">
            <text:p>1.12E−13</text:p>
          </table:table-cell>
          <table:table-cell office:value-type="string">
            <text:p>1.84E−14</text:p>
          </table:table-cell>
          <table:table-cell office:value-type="string">
            <text:p>9.21E−14</text:p>
          </table:table-cell>
          <table:table-cell office:value-type="string">
            <text:p>2.24E−13</text:p>
          </table:table-cell>
          <table:table-cell office:value-type="string">
            <text:p>2.34E−14</text:p>
          </table:table-cell>
          <table:table-cell office:value-type="string">
            <text:p>1.36E−1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2012/05/10</text:date>, <text:time>18:38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osuke Asano</meta:initial-creator>
    <meta:creation-date>2012-05-10T18:29:02</meta:creation-date>
    <dc:date>2012-05-10T18:38:16</dc:date>
    <dc:creator>Ryosuke Asano</dc:creator>
    <meta:editing-duration>PT9M15S</meta:editing-duration>
    <meta:editing-cycles>1</meta:editing-cycles>
    <meta:document-statistic meta:table-count="3" meta:cell-count="664" meta:object-count="0"/>
    <meta:generator>LibreOffice/3.4$Unix LibreOffice_project/340m1$Build-402</meta:generator>
  </office:meta>
</office:document-meta>
</file>